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14/04/2026 11:16:21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0155">
            <text:p>300155</text:p>
          </table:table-cell>
          <table:table-cell table:style-name="ce0" table:number-columns-spanned="4" table:number-rows-spanned="1" office:value-type="string" calcext:value-type="string">
            <text:p>34.619 - STECK INDUSTRIA ELETRICA LTDA</text:p>
          </table:table-cell>
          <table:covered-table-cell table:number-columns-repeated="3"/>
          <table:table-cell table:style-name="ce0" office:value-type="string" calcext:value-type="string">
            <text:p>60.35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7/01/2026</text:p>
          </table:table-cell>
          <table:table-cell table:style-name="ce0" office:value-type="string" calcext:value-type="string">
            <text:p>29/01/2026</text:p>
          </table:table-cell>
          <table:table-cell table:style-name="ce0" office:value-type="string" calcext:value-type="string">
            <text:p>26/02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6.21">
            <text:p>86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47">
            <text:p>0,015</text:p>
          </table:table-cell>
          <table:table-cell table:style-name="ce12N2" office:value-type="float" office:value="1.17">
            <text:p>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9/01/2026</text:p>
          </table:table-cell>
          <table:table-cell table:style-name="ce12N2" office:value-type="float" office:value="27.26">
            <text:p>27,26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58.73">
            <text:p>5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0589065800030055003000060359185931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0446">
            <text:p>300446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3.1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9/01/2026</text:p>
          </table:table-cell>
          <table:table-cell table:style-name="ce0" office:value-type="string" calcext:value-type="string">
            <text:p>02/02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2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24855633000140550010000731981500237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022">
            <text:p>30302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35.48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2/03/2026</text:p>
          </table:table-cell>
          <table:table-cell table:style-name="ce0" office:value-type="string" calcext:value-type="string">
            <text:p>13/03/2026</text:p>
          </table:table-cell>
          <table:table-cell table:style-name="ce0" office:value-type="string" calcext:value-type="string">
            <text:p>0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5.52">
            <text:p>835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5.52">
            <text:p>835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144">
            <text:p>0,000</text:p>
          </table:table-cell>
          <table:table-cell table:style-name="ce12N2" office:value-type="float" office:value="0.19">
            <text:p>0,1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5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5.52">
            <text:p>835,52</text:p>
          </table:table-cell>
          <table:table-cell table:style-name="ce12N2" office:value-type="float" office:value="58.49">
            <text:p>58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3548516068567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029">
            <text:p>30302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35.47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2/03/2026</text:p>
          </table:table-cell>
          <table:table-cell table:style-name="ce0" office:value-type="string" calcext:value-type="string">
            <text:p>13/03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316.88">
            <text:p>3316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14.44">
            <text:p>3114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495">
            <text:p>0,012</text:p>
          </table:table-cell>
          <table:table-cell table:style-name="ce12N2" office:value-type="float" office:value="3.16">
            <text:p>3,1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316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3/2026</text:p>
          </table:table-cell>
          <table:table-cell table:style-name="ce12N2" office:value-type="float" office:value="202.44">
            <text:p>202,44</text:p>
          </table:table-cell>
          <table:table-cell table:style-name="ce12N2" office:value-type="float" office:value="3114.44">
            <text:p>3114,44</text:p>
          </table:table-cell>
          <table:table-cell table:style-name="ce12N2" office:value-type="float" office:value="218.01">
            <text:p>218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3547816593106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204">
            <text:p>303204</text:p>
          </table:table-cell>
          <table:table-cell table:style-name="ce0" table:number-columns-spanned="4" table:number-rows-spanned="1" office:value-type="string" calcext:value-type="string">
            <text:p>22.015 - FOCO METALLO FABRICACAO E MONTAGEM DE LUMINARIAS E COMERCIO</text:p>
          </table:table-cell>
          <table:covered-table-cell table:number-columns-repeated="3"/>
          <table:table-cell table:style-name="ce0" office:value-type="string" calcext:value-type="string">
            <text:p>22.6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3/2026</text:p>
          </table:table-cell>
          <table:table-cell table:style-name="ce0" office:value-type="string" calcext:value-type="string">
            <text:p>17/03/2026</text:p>
          </table:table-cell>
          <table:table-cell table:style-name="ce0" office:value-type="string" calcext:value-type="string">
            <text:p>1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98.04">
            <text:p>2398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185">
            <text:p>218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646">
            <text:p>0,2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98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3/2026</text:p>
          </table:table-cell>
          <table:table-cell table:style-name="ce12N2" office:value-type="float" office:value="213.04">
            <text:p>213,04</text:p>
          </table:table-cell>
          <table:table-cell table:style-name="ce12N2" office:value-type="float" office:value="2185">
            <text:p>2185,00</text:p>
          </table:table-cell>
          <table:table-cell table:style-name="ce12N2" office:value-type="float" office:value="152.95">
            <text:p>152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226708370001805500100002264811754555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318">
            <text:p>303318</text:p>
          </table:table-cell>
          <table:table-cell table:style-name="ce0" table:number-columns-spanned="4" table:number-rows-spanned="1" office:value-type="string" calcext:value-type="string">
            <text:p>5.932 - ECTX S/A - EUCATEX</text:p>
          </table:table-cell>
          <table:covered-table-cell table:number-columns-repeated="3"/>
          <table:table-cell table:style-name="ce0" office:value-type="string" calcext:value-type="string">
            <text:p>58.177</text:p>
          </table:table-cell>
          <table:table-cell table:style-name="ce9" office:value-type="string" calcext:value-type="string">
            <text:p>40</text:p>
          </table:table-cell>
          <table:table-cell table:style-name="ce0" office:value-type="string" calcext:value-type="string">
            <text:p>18/03/2026</text:p>
          </table:table-cell>
          <table:table-cell table:style-name="ce0" office:value-type="string" calcext:value-type="string">
            <text:p>19/03/2026</text:p>
          </table:table-cell>
          <table:table-cell table:style-name="ce0" office:value-type="string" calcext:value-type="string">
            <text:p>15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382.82">
            <text:p>31382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1382.82">
            <text:p>31382,8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8951">
            <text:p>4,895</text:p>
          </table:table-cell>
          <table:table-cell table:style-name="ce12N2" office:value-type="float" office:value="3571.2">
            <text:p>3571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382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9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382.82">
            <text:p>31382,82</text:p>
          </table:table-cell>
          <table:table-cell table:style-name="ce12N2" office:value-type="float" office:value="2196.8">
            <text:p>2196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146752700004505504000005817714655974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868">
            <text:p>303868</text:p>
          </table:table-cell>
          <table:table-cell table:style-name="ce0" table:number-columns-spanned="4" table:number-rows-spanned="1" office:value-type="string" calcext:value-type="string">
            <text:p>669 - BLUKIT INDUSTRIA DE PLASTICOS LTDA</text:p>
          </table:table-cell>
          <table:covered-table-cell table:number-columns-repeated="3"/>
          <table:table-cell table:style-name="ce0" office:value-type="string" calcext:value-type="string">
            <text:p>748.6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5/03/2026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49.43">
            <text:p>2049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022.71">
            <text:p>2022,7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95114">
            <text:p>0,195</text:p>
          </table:table-cell>
          <table:table-cell table:style-name="ce12N2" office:value-type="float" office:value="12.34">
            <text:p>12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49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6/03/2026</text:p>
          </table:table-cell>
          <table:table-cell table:style-name="ce12N2" office:value-type="float" office:value="26.72">
            <text:p>26,72</text:p>
          </table:table-cell>
          <table:table-cell table:style-name="ce12N2" office:value-type="float" office:value="2022.71">
            <text:p>2022,71</text:p>
          </table:table-cell>
          <table:table-cell table:style-name="ce12N2" office:value-type="float" office:value="141.58">
            <text:p>141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096415200001585500100074860312252564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888">
            <text:p>303888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59.37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3/2026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133.88">
            <text:p>24133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9">
            <text:p>59,00</text:p>
          </table:table-cell>
          <table:table-cell table:style-name="ce12N2" office:value-type="float" office:value="23742.79">
            <text:p>23742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8142">
            <text:p>0,581</text:p>
          </table:table-cell>
          <table:table-cell table:style-name="ce12N2" office:value-type="float" office:value="113.07">
            <text:p>113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.133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6/03/2026</text:p>
          </table:table-cell>
          <table:table-cell table:style-name="ce12N2" office:value-type="float" office:value="391.09">
            <text:p>391,09</text:p>
          </table:table-cell>
          <table:table-cell table:style-name="ce12N2" office:value-type="float" office:value="23742.79">
            <text:p>23742,79</text:p>
          </table:table-cell>
          <table:table-cell table:style-name="ce12N2" office:value-type="float" office:value="1416.6">
            <text:p>141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816048030001575500100085937813865637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124">
            <text:p>304124</text:p>
          </table:table-cell>
          <table:table-cell table:style-name="ce0" table:number-columns-spanned="4" table:number-rows-spanned="1" office:value-type="string" calcext:value-type="string">
            <text:p>986 - PADO S A INDUSTRIAL COMERCIAL E IMPORTADORA</text:p>
          </table:table-cell>
          <table:covered-table-cell table:number-columns-repeated="3"/>
          <table:table-cell table:style-name="ce0" office:value-type="string" calcext:value-type="string">
            <text:p>1.255.8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7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0.87">
            <text:p>8370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8370.87">
            <text:p>8370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134">
            <text:p>0,141</text:p>
          </table:table-cell>
          <table:table-cell table:style-name="ce12N2" office:value-type="float" office:value="100.96">
            <text:p>100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70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70.87">
            <text:p>8370,87</text:p>
          </table:table-cell>
          <table:table-cell table:style-name="ce12N2" office:value-type="float" office:value="585.97">
            <text:p>585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3611441500006785500100125582019799332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06">
            <text:p>304306</text:p>
          </table:table-cell>
          <table:table-cell table:style-name="ce0" table:number-columns-spanned="4" table:number-rows-spanned="1" office:value-type="string" calcext:value-type="string">
            <text:p>36.576 - GRUPO METAL DESIGN LTDA</text:p>
          </table:table-cell>
          <table:covered-table-cell table:number-columns-repeated="3"/>
          <table:table-cell table:style-name="ce0" office:value-type="string" calcext:value-type="string">
            <text:p>55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99.23">
            <text:p>32599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">
            <text:p>22,00</text:p>
          </table:table-cell>
          <table:table-cell table:style-name="ce12N2" office:value-type="float" office:value="31660.33">
            <text:p>31660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.599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938.9">
            <text:p>938,90</text:p>
          </table:table-cell>
          <table:table-cell table:style-name="ce12N2" office:value-type="float" office:value="31660.33">
            <text:p>31660,33</text:p>
          </table:table-cell>
          <table:table-cell table:style-name="ce12N2" office:value-type="float" office:value="1266.38">
            <text:p>1266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868954480005605500100000055313271259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44">
            <text:p>304344</text:p>
          </table:table-cell>
          <table:table-cell table:style-name="ce0" table:number-columns-spanned="4" table:number-rows-spanned="1" office:value-type="string" calcext:value-type="string">
            <text:p>29.932 - VERDECO INDUSTRIA COMERCIO E IMPORTACAO DE ARTEFATOS PARA JA</text:p>
          </table:table-cell>
          <table:covered-table-cell table:number-columns-repeated="3"/>
          <table:table-cell table:style-name="ce0" office:value-type="string" calcext:value-type="string">
            <text:p>37.68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5/03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13.01">
            <text:p>1213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">
            <text:p>14,00</text:p>
          </table:table-cell>
          <table:table-cell table:style-name="ce12N2" office:value-type="float" office:value="1139">
            <text:p>113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93.18">
            <text:p>93,1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13,0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74.01">
            <text:p>74,01</text:p>
          </table:table-cell>
          <table:table-cell table:style-name="ce12N2" office:value-type="float" office:value="1139">
            <text:p>1139,00</text:p>
          </table:table-cell>
          <table:table-cell table:style-name="ce12N2" office:value-type="float" office:value="79.73">
            <text:p>79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080313810001885500100003768810024302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1">
            <text:p>30439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1.6">
            <text:p>68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651.08">
            <text:p>651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9581">
            <text:p>0,110</text:p>
          </table:table-cell>
          <table:table-cell table:style-name="ce12N2" office:value-type="float" office:value="2.46">
            <text:p>2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81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30.52">
            <text:p>30,52</text:p>
          </table:table-cell>
          <table:table-cell table:style-name="ce12N2" office:value-type="float" office:value="651.08">
            <text:p>651,08</text:p>
          </table:table-cell>
          <table:table-cell table:style-name="ce12N2" office:value-type="float" office:value="31.5">
            <text:p>31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611433684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2">
            <text:p>30439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7.84">
            <text:p>687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656.94">
            <text:p>656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6516">
            <text:p>0,147</text:p>
          </table:table-cell>
          <table:table-cell table:style-name="ce12N2" office:value-type="float" office:value="2.23">
            <text:p>2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87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30.9">
            <text:p>30,90</text:p>
          </table:table-cell>
          <table:table-cell table:style-name="ce12N2" office:value-type="float" office:value="656.94">
            <text:p>656,94</text:p>
          </table:table-cell>
          <table:table-cell table:style-name="ce12N2" office:value-type="float" office:value="31.74">
            <text:p>31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518423373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53">
            <text:p>304453</text:p>
          </table:table-cell>
          <table:table-cell table:style-name="ce0" table:number-columns-spanned="4" table:number-rows-spanned="1" office:value-type="string" calcext:value-type="string">
            <text:p>24.768 - TOPMAX ACESSORIOS PARA CONSTRUCAO LTDA</text:p>
          </table:table-cell>
          <table:covered-table-cell table:number-columns-repeated="3"/>
          <table:table-cell table:style-name="ce0" office:value-type="string" calcext:value-type="string">
            <text:p>12.3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73.98">
            <text:p>15673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5673.98">
            <text:p>15673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0995">
            <text:p>0,410</text:p>
          </table:table-cell>
          <table:table-cell table:style-name="ce12N2" office:value-type="float" office:value="132.6">
            <text:p>132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673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673.98">
            <text:p>15673,98</text:p>
          </table:table-cell>
          <table:table-cell table:style-name="ce12N2" office:value-type="float" office:value="1097.14">
            <text:p>1097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451237100001475500100001234816469546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25">
            <text:p>30452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3.50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15.02">
            <text:p>2415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39">
            <text:p>233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">
            <text:p>0,004</text:p>
          </table:table-cell>
          <table:table-cell table:style-name="ce12N2" office:value-type="float" office:value="0.1">
            <text:p>0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15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76.02">
            <text:p>76,02</text:p>
          </table:table-cell>
          <table:table-cell table:style-name="ce12N2" office:value-type="float" office:value="2339">
            <text:p>2339,00</text:p>
          </table:table-cell>
          <table:table-cell table:style-name="ce12N2" office:value-type="float" office:value="163.73">
            <text:p>16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350318910671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36">
            <text:p>30453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7.48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16.28">
            <text:p>651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16.28">
            <text:p>6516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2604">
            <text:p>0,0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16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16.28">
            <text:p>6516,28</text:p>
          </table:table-cell>
          <table:table-cell table:style-name="ce12N2" office:value-type="float" office:value="456.14">
            <text:p>45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748111173325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40">
            <text:p>304540</text:p>
          </table:table-cell>
          <table:table-cell table:style-name="ce0" table:number-columns-spanned="4" table:number-rows-spanned="1" office:value-type="string" calcext:value-type="string">
            <text:p>750 - COPLAS INDUSTRIA DE PLASTICOS LTDA</text:p>
          </table:table-cell>
          <table:covered-table-cell table:number-columns-repeated="3"/>
          <table:table-cell table:style-name="ce0" office:value-type="string" calcext:value-type="string">
            <text:p>198.8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349.44">
            <text:p>3349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244">
            <text:p>324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349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05.44">
            <text:p>105,44</text:p>
          </table:table-cell>
          <table:table-cell table:style-name="ce12N2" office:value-type="float" office:value="3244">
            <text:p>3244,00</text:p>
          </table:table-cell>
          <table:table-cell table:style-name="ce12N2" office:value-type="float" office:value="227.08">
            <text:p>227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77187260001355500100019886915910943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41">
            <text:p>30454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6.08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372">
            <text:p>0,000</text:p>
          </table:table-cell>
          <table:table-cell table:style-name="ce12N2" office:value-type="float" office:value="0.42">
            <text:p>0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3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4.42">
            <text:p>4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608015095669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91">
            <text:p>304591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1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.58">
            <text:p>21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.66">
            <text:p>19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.92">
            <text:p>1,92</text:p>
          </table:table-cell>
          <table:table-cell table:style-name="ce12N2" office:value-type="float" office:value="19.66">
            <text:p>19,66</text:p>
          </table:table-cell>
          <table:table-cell table:style-name="ce12N2" office:value-type="float" office:value="1.38">
            <text:p>1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16410297998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96">
            <text:p>304596</text:p>
          </table:table-cell>
          <table:table-cell table:style-name="ce0" table:number-columns-spanned="4" table:number-rows-spanned="1" office:value-type="string" calcext:value-type="string">
            <text:p>29.932 - VERDECO INDUSTRIA COMERCIO E IMPORTACAO DE ARTEFATOS PARA JA</text:p>
          </table:table-cell>
          <table:covered-table-cell table:number-columns-repeated="3"/>
          <table:table-cell table:style-name="ce0" office:value-type="string" calcext:value-type="string">
            <text:p>37.7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3.74">
            <text:p>383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60.32">
            <text:p>360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8.68">
            <text:p>28,6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3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23.42">
            <text:p>23,42</text:p>
          </table:table-cell>
          <table:table-cell table:style-name="ce12N2" office:value-type="float" office:value="360.32">
            <text:p>360,32</text:p>
          </table:table-cell>
          <table:table-cell table:style-name="ce12N2" office:value-type="float" office:value="25.23">
            <text:p>25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0313810001885500100003774010024350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30">
            <text:p>30463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9.31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5.75">
            <text:p>2455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455.75">
            <text:p>2455,7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285">
            <text:p>0,008</text:p>
          </table:table-cell>
          <table:table-cell table:style-name="ce12N2" office:value-type="float" office:value="5.58">
            <text:p>5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55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55.75">
            <text:p>2455,75</text:p>
          </table:table-cell>
          <table:table-cell table:style-name="ce12N2" office:value-type="float" office:value="171.9">
            <text:p>17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931617468986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3">
            <text:p>304653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1.539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76.74">
            <text:p>9176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866.24">
            <text:p>7866,24</text:p>
          </table:table-cell>
          <table:table-cell table:style-name="ce12N2" office:value-type="float" office:value="689.84">
            <text:p>689,84</text:p>
          </table:table-cell>
          <table:table-cell table:style-name="ce12N3" office:value-type="float" office:value="6E-6">
            <text:p>0,000</text:p>
          </table:table-cell>
          <table:table-cell table:style-name="ce12N2" office:value-type="float" office:value="0.37">
            <text:p>0,3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176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620.66">
            <text:p>620,66</text:p>
          </table:table-cell>
          <table:table-cell table:style-name="ce12N2" office:value-type="float" office:value="8556.08">
            <text:p>8556,08</text:p>
          </table:table-cell>
          <table:table-cell table:style-name="ce12N2" office:value-type="float" office:value="342.24">
            <text:p>34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153915178325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76">
            <text:p>304676</text:p>
          </table:table-cell>
          <table:table-cell table:style-name="ce0" table:number-columns-spanned="4" table:number-rows-spanned="1" office:value-type="string" calcext:value-type="string">
            <text:p>29.444 - PRIME BRAS SEGURANCA LTDA</text:p>
          </table:table-cell>
          <table:covered-table-cell table:number-columns-repeated="3"/>
          <table:table-cell table:style-name="ce0" office:value-type="string" calcext:value-type="string">
            <text:p>1.075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590">
            <text:p>1159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590">
            <text:p>1159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227">
            <text:p>0,082</text:p>
          </table:table-cell>
          <table:table-cell table:style-name="ce12N2" office:value-type="float" office:value="44.35">
            <text:p>44,3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59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590">
            <text:p>11590,00</text:p>
          </table:table-cell>
          <table:table-cell table:style-name="ce12N2" office:value-type="float" office:value="811.3">
            <text:p>811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229666900016955003000001075124978072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3">
            <text:p>30469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598.29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5.05">
            <text:p>215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5.05">
            <text:p>215,0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636">
            <text:p>0,002</text:p>
          </table:table-cell>
          <table:table-cell table:style-name="ce12N2" office:value-type="float" office:value="0.15">
            <text:p>0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5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5.05">
            <text:p>215,05</text:p>
          </table:table-cell>
          <table:table-cell table:style-name="ce12N2" office:value-type="float" office:value="15.05">
            <text:p>15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59829416461299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14">
            <text:p>304714</text:p>
          </table:table-cell>
          <table:table-cell table:style-name="ce0" table:number-columns-spanned="4" table:number-rows-spanned="1" office:value-type="string" calcext:value-type="string">
            <text:p>9.300 - INTELBRAS S/A IND TELEC ELETR BRASILEIRA</text:p>
          </table:table-cell>
          <table:covered-table-cell table:number-columns-repeated="3"/>
          <table:table-cell table:style-name="ce0" office:value-type="string" calcext:value-type="string">
            <text:p>139.415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4.77">
            <text:p>164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4.77">
            <text:p>164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4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4.77">
            <text:p>164,77</text:p>
          </table:table-cell>
          <table:table-cell table:style-name="ce12N2" office:value-type="float" office:value="19.77">
            <text:p>19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132604829010000015225501000013941518504212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15">
            <text:p>304715</text:p>
          </table:table-cell>
          <table:table-cell table:style-name="ce0" table:number-columns-spanned="4" table:number-rows-spanned="1" office:value-type="string" calcext:value-type="string">
            <text:p>9.300 - INTELBRAS S/A IND TELEC ELETR BRASILEIRA</text:p>
          </table:table-cell>
          <table:covered-table-cell table:number-columns-repeated="3"/>
          <table:table-cell table:style-name="ce0" office:value-type="string" calcext:value-type="string">
            <text:p>139.416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51.37">
            <text:p>2551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551.37">
            <text:p>2551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51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51.37">
            <text:p>2551,37</text:p>
          </table:table-cell>
          <table:table-cell table:style-name="ce12N2" office:value-type="float" office:value="306.16">
            <text:p>30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132604829010000015225501000013941613239258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16">
            <text:p>304716</text:p>
          </table:table-cell>
          <table:table-cell table:style-name="ce0" table:number-columns-spanned="4" table:number-rows-spanned="1" office:value-type="string" calcext:value-type="string">
            <text:p>9.267 - INTELBRAS S/A IND DE TEL ELETRICO BRASILEIRO</text:p>
          </table:table-cell>
          <table:covered-table-cell table:number-columns-repeated="3"/>
          <table:table-cell table:style-name="ce0" office:value-type="string" calcext:value-type="string">
            <text:p>380.099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60.42">
            <text:p>1160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89.6">
            <text:p>1089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60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70.82">
            <text:p>70,82</text:p>
          </table:table-cell>
          <table:table-cell table:style-name="ce12N2" office:value-type="float" office:value="1089.6">
            <text:p>1089,60</text:p>
          </table:table-cell>
          <table:table-cell table:style-name="ce12N2" office:value-type="float" office:value="43.58">
            <text:p>43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010000014415501000038009913580051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29">
            <text:p>3047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0.26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73.08">
            <text:p>4573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573.08">
            <text:p>4573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332">
            <text:p>0,000</text:p>
          </table:table-cell>
          <table:table-cell table:style-name="ce12N2" office:value-type="float" office:value="2.9">
            <text:p>2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573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73.08">
            <text:p>4573,08</text:p>
          </table:table-cell>
          <table:table-cell table:style-name="ce12N2" office:value-type="float" office:value="320.11">
            <text:p>320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026915579915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33">
            <text:p>304733</text:p>
          </table:table-cell>
          <table:table-cell table:style-name="ce0" table:number-columns-spanned="4" table:number-rows-spanned="1" office:value-type="string" calcext:value-type="string">
            <text:p>6.891 - STUDIOLUCE ILUMINACAO IMPORTACAO E EXPORTACAO LTDA</text:p>
          </table:table-cell>
          <table:covered-table-cell table:number-columns-repeated="3"/>
          <table:table-cell table:style-name="ce0" office:value-type="string" calcext:value-type="string">
            <text:p>103.731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.23">
            <text:p>2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.08">
            <text:p>22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2.15">
            <text:p>2,15</text:p>
          </table:table-cell>
          <table:table-cell table:style-name="ce12N2" office:value-type="float" office:value="22.08">
            <text:p>22,08</text:p>
          </table:table-cell>
          <table:table-cell table:style-name="ce12N2" office:value-type="float" office:value="0.88">
            <text:p>0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5993420001235500200010373110502484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66">
            <text:p>30476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0.95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59.16">
            <text:p>5259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259.16">
            <text:p>5259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">
            <text:p>0,017</text:p>
          </table:table-cell>
          <table:table-cell table:style-name="ce12N2" office:value-type="float" office:value="2.91">
            <text:p>2,9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259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59.16">
            <text:p>5259,16</text:p>
          </table:table-cell>
          <table:table-cell table:style-name="ce12N2" office:value-type="float" office:value="368.14">
            <text:p>368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095918268547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24">
            <text:p>304824</text:p>
          </table:table-cell>
          <table:table-cell table:style-name="ce0" table:number-columns-spanned="4" table:number-rows-spanned="1" office:value-type="string" calcext:value-type="string">
            <text:p>32.977 - COMFORT DOOR IMPORTACAO E DISTRIBUICAO DE UTILIDADES</text:p>
          </table:table-cell>
          <table:covered-table-cell table:number-columns-repeated="3"/>
          <table:table-cell table:style-name="ce0" office:value-type="string" calcext:value-type="string">
            <text:p>18.825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725.68">
            <text:p>5725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">
            <text:p>18,00</text:p>
          </table:table-cell>
          <table:table-cell table:style-name="ce12N2" office:value-type="float" office:value="5507.6">
            <text:p>5507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74397">
            <text:p>3,744</text:p>
          </table:table-cell>
          <table:table-cell table:style-name="ce12N2" office:value-type="float" office:value="36.7">
            <text:p>36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725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218.08">
            <text:p>218,08</text:p>
          </table:table-cell>
          <table:table-cell table:style-name="ce12N2" office:value-type="float" office:value="5507.6">
            <text:p>5507,60</text:p>
          </table:table-cell>
          <table:table-cell table:style-name="ce12N2" office:value-type="float" office:value="288.16">
            <text:p>288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84554530001785500400001882518103968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27">
            <text:p>304827</text:p>
          </table:table-cell>
          <table:table-cell table:style-name="ce0" table:number-columns-spanned="4" table:number-rows-spanned="1" office:value-type="string" calcext:value-type="string">
            <text:p>9.951 - QUALITRONIX TECNOLOGIA LTDA</text:p>
          </table:table-cell>
          <table:covered-table-cell table:number-columns-repeated="3"/>
          <table:table-cell table:style-name="ce0" office:value-type="string" calcext:value-type="string">
            <text:p>128.72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90.99">
            <text:p>2990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848.92">
            <text:p>2848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9136">
            <text:p>0,149</text:p>
          </table:table-cell>
          <table:table-cell table:style-name="ce12N2" office:value-type="float" office:value="21.17">
            <text:p>2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90,9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42.07">
            <text:p>142,07</text:p>
          </table:table-cell>
          <table:table-cell table:style-name="ce12N2" office:value-type="float" office:value="2848.92">
            <text:p>2848,92</text:p>
          </table:table-cell>
          <table:table-cell table:style-name="ce12N2" office:value-type="float" office:value="199.42">
            <text:p>199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0280346200017255003000128728165362563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03">
            <text:p>304903</text:p>
          </table:table-cell>
          <table:table-cell table:style-name="ce0" table:number-columns-spanned="4" table:number-rows-spanned="1" office:value-type="string" calcext:value-type="string">
            <text:p>20.101 - SIMON MATERIAIS ELETRICOS E ELETRONICOS LTDA.</text:p>
          </table:table-cell>
          <table:covered-table-cell table:number-columns-repeated="3"/>
          <table:table-cell table:style-name="ce0" office:value-type="string" calcext:value-type="string">
            <text:p>87.1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14.34">
            <text:p>1614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522.97">
            <text:p>1522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17">
            <text:p>0,062</text:p>
          </table:table-cell>
          <table:table-cell table:style-name="ce12N2" office:value-type="float" office:value="5.1">
            <text:p>5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14,3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91.37">
            <text:p>91,37</text:p>
          </table:table-cell>
          <table:table-cell table:style-name="ce12N2" office:value-type="float" office:value="1522.97">
            <text:p>1522,97</text:p>
          </table:table-cell>
          <table:table-cell table:style-name="ce12N2" office:value-type="float" office:value="106.61">
            <text:p>106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071594300003615500100008719514614982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07">
            <text:p>304907</text:p>
          </table:table-cell>
          <table:table-cell table:style-name="ce0" table:number-columns-spanned="4" table:number-rows-spanned="1" office:value-type="string" calcext:value-type="string">
            <text:p>750 - COPLAS INDUSTRIA DE PLASTICOS LTDA</text:p>
          </table:table-cell>
          <table:covered-table-cell table:number-columns-repeated="3"/>
          <table:table-cell table:style-name="ce0" office:value-type="string" calcext:value-type="string">
            <text:p>199.08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808.67">
            <text:p>13808,6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13374">
            <text:p>1337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.808,6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434.67">
            <text:p>434,67</text:p>
          </table:table-cell>
          <table:table-cell table:style-name="ce12N2" office:value-type="float" office:value="13374">
            <text:p>13374,00</text:p>
          </table:table-cell>
          <table:table-cell table:style-name="ce12N2" office:value-type="float" office:value="936.18">
            <text:p>936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77187260001355500100019908911460238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17">
            <text:p>304917</text:p>
          </table:table-cell>
          <table:table-cell table:style-name="ce0" table:number-columns-spanned="4" table:number-rows-spanned="1" office:value-type="string" calcext:value-type="string">
            <text:p>31.410 - SAN HO COMERCIO IMPORTACAO E EXPORTACAO LTDA</text:p>
          </table:table-cell>
          <table:covered-table-cell table:number-columns-repeated="3"/>
          <table:table-cell table:style-name="ce0" office:value-type="string" calcext:value-type="string">
            <text:p>82.95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495.57">
            <text:p>6495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6005.86">
            <text:p>6005,8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20.9">
            <text:p>120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495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489.71">
            <text:p>489,71</text:p>
          </table:table-cell>
          <table:table-cell table:style-name="ce12N2" office:value-type="float" office:value="6005.86">
            <text:p>6005,86</text:p>
          </table:table-cell>
          <table:table-cell table:style-name="ce12N2" office:value-type="float" office:value="240.24">
            <text:p>240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173283590001955500100008295314139157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9">
            <text:p>304949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78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98.19">
            <text:p>4798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4713">
            <text:p>471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266">
            <text:p>0,493</text:p>
          </table:table-cell>
          <table:table-cell table:style-name="ce12N2" office:value-type="float" office:value="48.65">
            <text:p>48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98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85.19">
            <text:p>85,19</text:p>
          </table:table-cell>
          <table:table-cell table:style-name="ce12N2" office:value-type="float" office:value="4713">
            <text:p>4713,00</text:p>
          </table:table-cell>
          <table:table-cell table:style-name="ce12N2" office:value-type="float" office:value="267.39">
            <text:p>267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786115908954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50">
            <text:p>304950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478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702.6">
            <text:p>15702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5378.6">
            <text:p>15378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875648">
            <text:p>4,876</text:p>
          </table:table-cell>
          <table:table-cell table:style-name="ce12N2" office:value-type="float" office:value="325.2">
            <text:p>325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702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324">
            <text:p>324,00</text:p>
          </table:table-cell>
          <table:table-cell table:style-name="ce12N2" office:value-type="float" office:value="15378.6">
            <text:p>15378,60</text:p>
          </table:table-cell>
          <table:table-cell table:style-name="ce12N2" office:value-type="float" office:value="1076.5">
            <text:p>1076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47817078479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0">
            <text:p>304990</text:p>
          </table:table-cell>
          <table:table-cell table:style-name="ce0" table:number-columns-spanned="4" table:number-rows-spanned="1" office:value-type="string" calcext:value-type="string">
            <text:p>691 - CARDAL ELETRO METALURGICA LTDA</text:p>
          </table:table-cell>
          <table:covered-table-cell table:number-columns-repeated="3"/>
          <table:table-cell table:style-name="ce0" office:value-type="string" calcext:value-type="string">
            <text:p>167.78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016.86">
            <text:p>28016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4793.68">
            <text:p>24793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4424">
            <text:p>0,164</text:p>
          </table:table-cell>
          <table:table-cell table:style-name="ce12N2" office:value-type="float" office:value="63.6">
            <text:p>63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8.016,8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3223.18">
            <text:p>3223,18</text:p>
          </table:table-cell>
          <table:table-cell table:style-name="ce12N2" office:value-type="float" office:value="24793.68">
            <text:p>24793,68</text:p>
          </table:table-cell>
          <table:table-cell table:style-name="ce12N2" office:value-type="float" office:value="1735.56">
            <text:p>1735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435628590001055500100016778819916778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36">
            <text:p>305036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29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4.4">
            <text:p>834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4.4">
            <text:p>834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59248">
            <text:p>0,859</text:p>
          </table:table-cell>
          <table:table-cell table:style-name="ce12N2" office:value-type="float" office:value="50.49">
            <text:p>50,4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4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4.4">
            <text:p>834,40</text:p>
          </table:table-cell>
          <table:table-cell table:style-name="ce12N2" office:value-type="float" office:value="33.38">
            <text:p>33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29712065883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37">
            <text:p>305037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3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4.4">
            <text:p>834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4.4">
            <text:p>834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59248">
            <text:p>0,859</text:p>
          </table:table-cell>
          <table:table-cell table:style-name="ce12N2" office:value-type="float" office:value="50.49">
            <text:p>50,4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4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4.4">
            <text:p>834,40</text:p>
          </table:table-cell>
          <table:table-cell table:style-name="ce12N2" office:value-type="float" office:value="33.38">
            <text:p>33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30318998181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38">
            <text:p>30503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6.78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3.88">
            <text:p>93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.15">
            <text:p>88,1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08">
            <text:p>0,000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3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4/04/2026</text:p>
          </table:table-cell>
          <table:table-cell table:style-name="ce12N2" office:value-type="float" office:value="5.73">
            <text:p>5,73</text:p>
          </table:table-cell>
          <table:table-cell table:style-name="ce12N2" office:value-type="float" office:value="88.15">
            <text:p>88,15</text:p>
          </table:table-cell>
          <table:table-cell table:style-name="ce12N2" office:value-type="float" office:value="3.53">
            <text:p>3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678312268685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39">
            <text:p>30503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6.78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3.88">
            <text:p>93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.15">
            <text:p>88,1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08">
            <text:p>0,000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3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4/04/2026</text:p>
          </table:table-cell>
          <table:table-cell table:style-name="ce12N2" office:value-type="float" office:value="5.73">
            <text:p>5,73</text:p>
          </table:table-cell>
          <table:table-cell table:style-name="ce12N2" office:value-type="float" office:value="88.15">
            <text:p>88,15</text:p>
          </table:table-cell>
          <table:table-cell table:style-name="ce12N2" office:value-type="float" office:value="3.53">
            <text:p>3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678514778588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42">
            <text:p>42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689.84">
            <text:p>689,8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7855.04">
            <text:p>7855,04</text:p>
          </table:table-cell>
          <table:table-cell table:style-name="ce26N2" office:value-type="float" office:value="247323.54">
            <text:p>247323,54</text:p>
          </table:table-cell>
          <table:table-cell table:style-name="ce26N2" office:value-type="float" office:value="15538.21">
            <text:p>15538,2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255178.58">
            <text:p>255178,5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8.184762">
            <text:p>18,185</text:p>
          </table:table-cell>
          <table:table-cell table:style-name="ce26N2" office:value-type="float" office:value="246633.7">
            <text:p>246633,70</text:p>
          </table:table-cell>
          <table:table-cell table:style-name="ce26N2" office:value-type="float" office:value="255178.58">
            <text:p>255178,5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4841.92">
            <text:p>4841,9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4.38">
            <text:p>44,3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AC COELH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54" meta:object-count="0"/>
    <meta:generator>LibreOffice/4.3.0.4$Windows_x86 LibreOffice_project/62ad5818884a2fc2e5780dd45466868d41009ec0</meta:generator>
  </office:meta>
</office:document-meta>
</file>